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1">
  <office:scripts/>
  <office:font-face-decls>
    <style:font-face style:name="Arial1" svg:font-family="Arial, Verdana, Helvetica, sans-serif"/>
    <style:font-face style:name="OpenSymbol" svg:font-family="OpenSymbol"/>
    <style:font-face style:name="Tahoma1" svg:font-family="Tahoma"/>
    <style:font-face style:name="sans-serif" svg:font-family="sans-serif"/>
    <style:font-face style:name="DejaVuSans-Bold" svg:font-family="DejaVuSans-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orphans="2" fo:widows="2"/>
    </style:style>
    <style:style style:name="P2" style:family="paragraph" style:parent-style-name="Text_20_body">
      <style:paragraph-properties fo:text-align="justify" style:justify-single-word="false" fo:orphans="2" fo:widows="2"/>
    </style:style>
    <style:style style:name="P3" style:family="paragraph" style:parent-style-name="Text_20_body">
      <style:paragraph-properties fo:margin-left="0mm" fo:margin-right="0mm" fo:orphans="2" fo:widows="2" fo:text-indent="0mm" style:auto-text-indent="false"/>
    </style:style>
    <style:style style:name="P4" style:family="paragraph" style:parent-style-name="Text_20_body">
      <style:paragraph-properties fo:margin-left="5.26mm" fo:margin-right="6.39mm" fo:text-align="justify" style:justify-single-word="false" fo:orphans="2" fo:widows="2" fo:text-indent="0mm" style:auto-text-indent="false"/>
    </style:style>
    <style:style style:name="P5" style:family="paragraph" style:parent-style-name="Text_20_body">
      <style:paragraph-properties fo:margin-left="5.26mm" fo:margin-right="6mm" fo:orphans="2" fo:widows="2" fo:text-indent="0mm" style:auto-text-indent="false"/>
    </style:style>
    <style:style style:name="P6" style:family="paragraph" style:parent-style-name="Text_20_body">
      <style:paragraph-properties fo:margin-left="5.06mm" fo:margin-right="6.19mm" fo:orphans="2" fo:widows="2" fo:text-indent="0mm" style:auto-text-indent="false"/>
    </style:style>
    <style:style style:name="P7" style:family="paragraph" style:parent-style-name="Text_20_body">
      <style:paragraph-properties fo:margin-left="4.69mm" fo:margin-right="5.06mm" fo:text-align="justify" style:justify-single-word="false" fo:orphans="2" fo:widows="2" fo:text-indent="0mm" style:auto-text-indent="false"/>
    </style:style>
    <style:style style:name="P8" style:family="paragraph" style:parent-style-name="Text_20_body">
      <style:paragraph-properties fo:margin-left="4.69mm" fo:margin-right="5.26mm" fo:text-align="justify" style:justify-single-word="false" fo:orphans="2" fo:widows="2" fo:text-indent="0mm" style:auto-text-indent="false"/>
      <style:text-properties style:font-name="Times New Roman"/>
    </style:style>
    <style:style style:name="P9" style:family="paragraph" style:parent-style-name="Text_20_body">
      <style:paragraph-properties fo:margin-left="4.69mm" fo:margin-right="5.45mm" fo:text-align="justify" style:justify-single-word="false" fo:orphans="2" fo:widows="2" fo:text-indent="0mm" style:auto-text-indent="false"/>
    </style:style>
    <style:style style:name="P10" style:family="paragraph" style:parent-style-name="Text_20_body">
      <style:paragraph-properties fo:margin-left="4.89mm" fo:margin-right="0mm" fo:orphans="2" fo:widows="2" fo:text-indent="0mm" style:auto-text-indent="false"/>
    </style:style>
    <style:style style:name="P11" style:family="paragraph" style:parent-style-name="Text_20_body">
      <style:paragraph-properties fo:orphans="2" fo:widows="2"/>
    </style:style>
    <style:style style:name="P12" style:family="paragraph" style:parent-style-name="Text_20_body">
      <style:paragraph-properties fo:orphans="2" fo:widows="2"/>
      <style:text-properties style:font-name="Times New Roman"/>
    </style:style>
    <style:style style:name="T1" style:family="text">
      <style:text-properties fo:font-variant="normal" fo:text-transform="none" fo:color="#000000" fo:font-size="12pt" fo:letter-spacing="normal" fo:font-style="normal" fo:font-weight="normal"/>
    </style:style>
    <style:style style:name="T2" style:family="text">
      <style:text-properties fo:font-variant="normal" fo:text-transform="none" fo:color="#000000" style:font-name="sans-serif" fo:font-size="9.75pt" fo:letter-spacing="normal" fo:font-style="normal" fo:font-weight="normal"/>
    </style:style>
    <style:style style:name="T3" style:family="text">
      <style:text-properties fo:font-variant="normal" fo:text-transform="none" fo:color="#000000" style:font-name="sans-serif" fo:letter-spacing="normal" fo:font-style="normal" fo:font-weight="normal"/>
    </style:style>
    <style:style style:name="T4" style:family="text">
      <style:text-properties fo:font-variant="normal" fo:text-transform="none" fo:color="#000000" fo:font-size="9.75pt" fo:letter-spacing="normal" fo:font-style="normal" fo:font-weight="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80" style:font-name="Arial1" fo:font-size="12pt" fo:letter-spacing="normal" fo:font-style="normal" fo:font-weight="normal"/>
    </style:style>
    <style:style style:name="T7" style:family="text">
      <style:text-properties fo:font-variant="normal" fo:text-transform="none" fo:color="#000080" style:text-line-through-style="none" style:font-name="Arial1" fo:font-size="12pt" fo:letter-spacing="normal" fo:font-style="normal" style:text-underline-style="none" fo:font-weight="normal" style:text-blinking="false"/>
    </style:style>
    <style:style style:name="T8" style:family="text">
      <style:text-properties fo:font-size="12pt"/>
    </style:style>
    <style:style style:name="T9" style:family="text">
      <style:text-properties style:font-size-asian="12pt"/>
    </style:style>
    <style:style style:name="T10" style:family="text">
      <style:text-properties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6">1. </text:span></text:span><text:span text:style-name="T6">Para guardar una pequeña cantidad de información sobre la configuración de un programa, ¿qué utilizarías una base de datos o un fichero?</text:span></text:p>
      <text:p text:style-name="P4">Tratándose de poca información, utilizaría un fichero ya que el acceso a los diferentes datos de configuración puede ser más cómodo y rápido que desde una base de datos. Además, el tiempo, y recursos necesarios utilizando una base de datos no quedarían justificados para una pequeña cantidad de información.</text:p>
      <text:p text:style-name="P1"><text:span text:style-name="Strong_20_Emphasis"><text:span text:style-name="T6"/></text:span></text:p>
      <text:p text:style-name="P1"><text:span text:style-name="Strong_20_Emphasis"><text:span text:style-name="T6">2. </text:span></text:span><text:span text:style-name="T6">A una base de datos ¿pueden acceder a la vez varios usuarios?</text:span></text:p>
      <text:p text:style-name="P5">Si, la mayoría de los SGBD son multiusuario, aunque también podemos encontrar SGBD monousuario.</text:p>
      <text:p text:style-name="P1"><text:span text:style-name="Strong_20_Emphasis"><text:span text:style-name="T6"/></text:span></text:p>
      <text:p text:style-name="P1"><text:span text:style-name="Strong_20_Emphasis"><text:span text:style-name="T6">3. </text:span></text:span><text:span text:style-name="T6">Cuando en una base de datos necesitas realizar una operación, como por ejemplo una consulta, ¿qué es lo que permite hacer esa operación proporcionando además un interfaz al usuario?</text:span></text:p>
      <text:p text:style-name="P6">El Lenguaje de Manipulación de Datos interactivo</text:p>
      <text:p text:style-name="P1"><text:span text:style-name="Strong_20_Emphasis"><text:span text:style-name="T6"/></text:span></text:p>
      <text:p text:style-name="P1"><text:span text:style-name="Strong_20_Emphasis"><text:span text:style-name="T6">4. </text:span></text:span><text:span text:style-name="T6">Supongamos que en una empresa que utiliza una base de datos en un programa, se produce un fallo por corte de suministro eléctrico de modo que se apagan los ordenadores de manera abrupta. ¿Quién es el responsable de especificar los procesos para recuperar la base de datos tras el fallo, una vez que vuelva el fluido eléctrico?</text:span></text:p>
      <text:p text:style-name="P1">El responsable de especificar los procesos de recuperación tras un fallo, una vez que vuelva el fluido eléctrico es el Administrador de la Base de Datos o DBA</text:p>
      <text:p text:style-name="P1"><text:span text:style-name="Strong_20_Emphasis"><text:span text:style-name="T6"/></text:span></text:p>
      <text:p text:style-name="P1"><text:span text:style-name="Strong_20_Emphasis"><text:span text:style-name="T6">5. </text:span></text:span><text:span text:style-name="T6">¿Cuál es la característica fundamental de una base de datos distribuida?</text:span></text:p>
      <text:p text:style-name="P8"><text:span text:style-name="T1">La carácteristica fundamental de una base de datos distribuida es que tanto la base de datos real como el propio software del SGBD pueden estar distribuidos en varios ord</text:span><text:span text:style-name="T1">enador conectados en red</text:span> </text:p>
      <text:p text:style-name="P1"><text:span text:style-name="Strong_20_Emphasis"><text:span text:style-name="T6"/></text:span></text:p>
      <text:p text:style-name="P1"><text:span text:style-name="Strong_20_Emphasis"><text:span text:style-name="T6">6. </text:span></text:span><text:span text:style-name="T6">Si queremos hacer la inserción de unos datos hacia la mitad más o menos de un fichero secuencial, ¿cuál es el inconveniente?</text:span></text:p>
      <text:p text:style-name="P9">Que dado que la inserción de datos se ha de hacer al final del fichero sería necesario crear un fichero nuevo de escritura, ir leyendo datos del fichero original e insertalos en el nuevo fichero. Una vez alcanzado el punto de inserción escribiríamos los nuevos datos y seguidamente repetiriamos el proceso de lectura e inserción con los datos finales del primer fichero.</text:p>
      <text:p text:style-name="P9">Por tanto, una inserción nos obliga a una lectura y escritura completa del fichero.</text:p>
      <text:p text:style-name="P2"><text:span text:style-name="Strong_20_Emphasis"><text:span text:style-name="T6"/></text:span></text:p>
      <text:p text:style-name="P1"><text:span text:style-name="Strong_20_Emphasis"><text:span text:style-name="T6">7. </text:span></text:span><text:span text:style-name="T6">Explica qué es la inconsistencia de datos. ¿Puedes poner un ejemplo?</text:span></text:p>
      <text:p text:style-name="P7">La inconsistencia de datos se produce cuando tenemos entradas diferentes de datos para referirnos a un misma entidad.</text:p>
      <text:p text:style-name="P7">Por ejemplo, la actual direccion postal de una persona, aparece en varios ficheros. Si en un momento esa persona cambia de dirección y no se actualizan todas las entradas <text:soft-page-break/>existentes, tendremos dos direcciones actuales diferentes para esa persona. Tenemos datos inconsistentes.</text:p>
      <text:p text:style-name="P1"><text:span text:style-name="Strong_20_Emphasis"><text:span text:style-name="T6"/></text:span></text:p>
      <text:p text:style-name="P1"><text:span text:style-name="Strong_20_Emphasis"><text:span text:style-name="T6">8. </text:span></text:span><text:span text:style-name="T6">Con el lenguaje SQL, cuando se quiere realizar una consulta para averiguar ciertos datos de una base de datos, ¿hay que especificar la manera de obtener esos datos o basta con decir qué datos necesitamos?</text:span></text:p>
      <text:p text:style-name="P10">Basta con decir que datos queremos recuperar.</text:p>
      <text:p text:style-name="P1"><text:span text:style-name="Strong_20_Emphasis"><text:span text:style-name="T6"/></text:span></text:p>
      <text:p text:style-name="P1"><text:span text:style-name="Strong_20_Emphasis"><text:span text:style-name="T6">9. </text:span></text:span><text:span text:style-name="T6">¿Qué modelo lógico de bases de datos se utiliza más en la actualidad?</text:span></text:p>
      <text:p text:style-name="P10">El mocelo relacional.</text:p>
      <text:p text:style-name="P1"><text:span text:style-name="Strong_20_Emphasis"><text:span text:style-name="T6"/></text:span></text:p>
      <text:p text:style-name="P1"><text:span text:style-name="Strong_20_Emphasis"><text:span text:style-name="T6">10. </text:span></text:span><text:span text:style-name="T6">Apoyándote en Internet, en webs como por ejemplo </text:span><text:a xlink:type="simple" xlink:href="http://www.scribd.com/doc/6461305/SistemadeGestionbasededatosUnidad-1-y-2"><text:span text:style-name="T7">ésta</text:span></text:a><text:span text:style-name="T6">, comenta acerca de las bases de datos más usadas como SQL Server, Oracle, etc, que módelo utilizan, es decir, si son relacionales, objeto-relacionales, jerárquicas, etc</text:span></text:p>
      <text:p text:style-name="P1">En general, podemos decir que hoy en día la mayoría de las bases de datos utilizan el modelo de datos relacional. En este grupo están: SQL Server, MySQL, Oracle, DB2</text:p>
      <text:p text:style-name="P1">No obstante también podemos encontrar sistemas gestores de bases de datos objeto-relacionales como: PostgreSQL y <text:span text:style-name="T2">CyberCluster.</text:span></text:p>
      <text:p text:style-name="P12"><text:span text:style-name="T4"/></text:p>
      <text:p text:style-name="P12">Mas raramente, encontramos SGBD que utilizan el modelo jerarquico, como es el caso de ADABAS y GT.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Arial1" svg:font-family="Arial, Verdana, Helvetica, sans-serif"/>
    <style:font-face style:name="OpenSymbol" svg:font-family="OpenSymbol"/>
    <style:font-face style:name="Tahoma1" svg:font-family="Tahoma"/>
    <style:font-face style:name="sans-serif" svg:font-family="sans-serif"/>
    <style:font-face style:name="DejaVuSans-Bold" svg:font-family="DejaVuSans-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fo:text-indent="0m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6.92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Fernando Arnedo Ayensa</meta:initial-creator>
    <meta:creation-date>2010-10-21T19:12:09.67</meta:creation-date>
    <dc:date>2010-10-31T13:11:45.19</dc:date>
    <dc:creator>Fernando Arnedo Ayensa</dc:creator>
    <meta:editing-duration>PT05H11M16S</meta:editing-duration>
    <meta:editing-cycles>3</meta:editing-cycles>
    <meta:generator>OpenOffice.org/3.1$Win32 OpenOffice.org_project/310m11$Build-9399</meta:generator>
    <meta:document-statistic meta:table-count="0" meta:image-count="0" meta:object-count="0" meta:page-count="2" meta:paragraph-count="24" meta:word-count="594" meta:character-count="3600"/>
  </office:meta>
</office:document-meta>
</file>